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1.2398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0.2189in"/>
    </style:style>
    <style:style style:name="co15" style:family="table-column">
      <style:table-column-properties fo:break-before="auto" style:column-width="1.0528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1.2291in"/>
    </style:style>
    <style:style style:name="co19" style:family="table-column">
      <style:table-column-properties fo:break-before="auto" style:column-width="0.2811in"/>
    </style:style>
    <style:style style:name="co20" style:family="table-column">
      <style:table-column-properties fo:break-before="auto" style:column-width="1.04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order-bottom="none" style:text-align-source="fix" style:repeat-content="false" fo:background-color="transparent" fo:border-left="0.028in solid #000000" fo:border-right="0.028in solid #000000" fo:border-top="0.028in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0.028in solid #000000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fo:border-left="0.028in solid #000000" fo:border-right="none" fo:border-top="none"/>
    </style:style>
    <style:style style:name="ce4" style:family="table-cell" style:parent-style-name="Default" style:data-style-name="N0">
      <style:table-cell-properties fo:border-bottom="0.028in solid #000000" fo:border-left="0.028in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28in solid #000000" fo:border-left="none" fo:border-right="none" fo:border-top="none"/>
    </style:style>
    <style:style style:name="ce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2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117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17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118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118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5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order-left="none" fo:border-right="0.028in solid #000000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0.028in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28in solid #000000" fo:border-left="none" fo:border-right="0.028in solid #000000" fo:border-top="none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a_bas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6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0" table:default-cell-style-name="ce5"/>
        <table:table-row table:style-name="ro1">
          <table:table-cell table:style-name="ce1" office:value-type="string" table:number-columns-spanned="12" table:number-rows-spanned="1">
            <text:p>Simple Vector Tim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11:.E17])" office:value-type="float" office:value="280">
            <text:p>280.00</text:p>
          </table:table-cell>
          <table:table-cell table:style-name="ce8" office:value-type="string">
            <text:p><text:s/>=Sum X</text:p>
          </table:table-cell>
          <table:table-cell table:style-name="ce8" table:formula="of:=[.F3]*[.F3]" office:value-type="float" office:value="78400">
            <text:p>784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11:.F17])" office:value-type="float" office:value="0.168">
            <text:p>0.17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11:.I17])" office:value-type="float" office:value="-1094.6161714635">
            <text:p>-1094.62</text:p>
          </table:table-cell>
          <table:table-cell table:style-name="ce8" office:value-type="string">
            <text:p><text:s/>=SumXY</text:p>
          </table:table-cell>
          <table:table-cell table:style-name="ce11" table:formula="of:=([.F4]*[.F3]-181*[.F5])/([.H3]-181*[.F6])" office:value-type="float" office:value="-0.0807022996558455">
            <text:p>-0.0807023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11:.J17])" office:value-type="float" office:value="14000">
            <text:p>14000.00</text:p>
          </table:table-cell>
          <table:table-cell table:style-name="ce8" office:value-type="string">
            <text:p><text:s/>=SumXX</text:p>
          </table:table-cell>
          <table:table-cell table:style-name="ce11" table:formula="of:=([.F4]-[.H5]*[.F3])/181" office:value-type="float" office:value="0.125771513279761">
            <text:p>0.1257715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table:style-name="ce8" table:formula="of:=RAND()*20-10" office:value-type="float" office:value="2.63237760402262">
            <text:p>2.63</text:p>
          </table:table-cell>
          <table:table-cell table:style-name="ce8" table:formula="of:=[.F11]+[.G11]" office:value-type="float" office:value="2.63737760402262">
            <text:p>2.64</text:p>
          </table:table-cell>
          <table:table-cell table:style-name="ce8" table:formula="of:=[.E11]*[.H11]" office:value-type="float" office:value="26.3737760402262">
            <text:p>26.37</text:p>
          </table:table-cell>
          <table:table-cell table:style-name="ce6" table:formula="of:=[.E11]*[.E11]" office:value-type="float" office:value="100">
            <text:p>100</text:p>
          </table:table-cell>
          <table:table-cell/>
          <table:table-cell table:style-name="ce19"/>
          <table:table-cell table:style-name="ce6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11">
            <text:p>0.011</text:p>
          </table:table-cell>
          <table:table-cell table:style-name="ce8" table:formula="of:=RAND()*20-10" office:value-type="float" office:value="8.86800559703261">
            <text:p>8.87</text:p>
          </table:table-cell>
          <table:table-cell table:style-name="ce8" table:formula="of:=[.F12]+[.G12]" office:value-type="float" office:value="8.87900559703261">
            <text:p>8.88</text:p>
          </table:table-cell>
          <table:table-cell table:style-name="ce8" table:formula="of:=[.E12]*[.H12]" office:value-type="float" office:value="177.580111940652">
            <text:p>177.58</text:p>
          </table:table-cell>
          <table:table-cell table:style-name="ce6" table:formula="of:=[.E12]*[.E12]" office:value-type="float" office:value="400">
            <text:p>4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.017">
            <text:p>0.017</text:p>
          </table:table-cell>
          <table:table-cell table:style-name="ce8" table:formula="of:=RAND()*20-10" office:value-type="float" office:value="0.432598320767283">
            <text:p>0.43</text:p>
          </table:table-cell>
          <table:table-cell table:style-name="ce8" table:formula="of:=[.F13]+[.G13]" office:value-type="float" office:value="0.449598320767283">
            <text:p>0.45</text:p>
          </table:table-cell>
          <table:table-cell table:style-name="ce8" table:formula="of:=[.E13]*[.H13]" office:value-type="float" office:value="13.4879496230185">
            <text:p>13.49</text:p>
          </table:table-cell>
          <table:table-cell table:style-name="ce6" table:formula="of:=[.E13]*[.E13]" office:value-type="float" office:value="900">
            <text:p>9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022">
            <text:p>0.022</text:p>
          </table:table-cell>
          <table:table-cell table:style-name="ce8" table:formula="of:=RAND()*20-10" office:value-type="float" office:value="-4.3704133387655">
            <text:p>-4.37</text:p>
          </table:table-cell>
          <table:table-cell table:style-name="ce8" table:formula="of:=[.F14]+[.G14]" office:value-type="float" office:value="-4.3484133387655">
            <text:p>-4.35</text:p>
          </table:table-cell>
          <table:table-cell table:style-name="ce8" table:formula="of:=[.E14]*[.H14]" office:value-type="float" office:value="-173.93653355062">
            <text:p>-173.94</text:p>
          </table:table-cell>
          <table:table-cell table:style-name="ce6" table:formula="of:=[.E14]*[.E14]" office:value-type="float" office:value="1600">
            <text:p>1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.029">
            <text:p>0.029</text:p>
          </table:table-cell>
          <table:table-cell table:style-name="ce8" table:formula="of:=RAND()*20-10" office:value-type="float" office:value="-5.27044462040067">
            <text:p>-5.27</text:p>
          </table:table-cell>
          <table:table-cell table:style-name="ce8" table:formula="of:=[.F15]+[.G15]" office:value-type="float" office:value="-5.24144462040067">
            <text:p>-5.24</text:p>
          </table:table-cell>
          <table:table-cell table:style-name="ce8" table:formula="of:=[.E15]*[.H15]" office:value-type="float" office:value="-262.072231020033">
            <text:p>-262.07</text:p>
          </table:table-cell>
          <table:table-cell table:style-name="ce6" table:formula="of:=[.E15]*[.E15]" office:value-type="float" office:value="2500">
            <text:p>25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.037">
            <text:p>0.037</text:p>
          </table:table-cell>
          <table:table-cell table:style-name="ce8" table:formula="of:=RAND()*20-10" office:value-type="float" office:value="-8.74201078433543">
            <text:p>-8.74</text:p>
          </table:table-cell>
          <table:table-cell table:style-name="ce8" table:formula="of:=[.F16]+[.G16]" office:value-type="float" office:value="-8.70501078433543">
            <text:p>-8.71</text:p>
          </table:table-cell>
          <table:table-cell table:style-name="ce8" table:formula="of:=[.E16]*[.H16]" office:value-type="float" office:value="-522.300647060126">
            <text:p>-522.30</text:p>
          </table:table-cell>
          <table:table-cell table:style-name="ce6" table:formula="of:=[.E16]*[.E16]" office:value-type="float" office:value="3600">
            <text:p>3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.047">
            <text:p>0.047</text:p>
          </table:table-cell>
          <table:table-cell table:style-name="ce10" table:formula="of:=RAND()*20-10" office:value-type="float" office:value="-5.10055139195174">
            <text:p>-5.10</text:p>
          </table:table-cell>
          <table:table-cell table:style-name="ce10" table:formula="of:=[.F17]+[.G17]" office:value-type="float" office:value="-5.05355139195174">
            <text:p>-5.05</text:p>
          </table:table-cell>
          <table:table-cell table:style-name="ce10" table:formula="of:=[.E17]*[.H17]" office:value-type="float" office:value="-353.748597436622">
            <text:p>-353.75</text:p>
          </table:table-cell>
          <table:table-cell table:style-name="ce9" table:formula="of:=[.E17]*[.E17]" office:value-type="float" office:value="4900">
            <text:p>49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Simple Vector Equation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29:.E35])" office:value-type="float" office:value="280">
            <text:p>280.00</text:p>
          </table:table-cell>
          <table:table-cell table:style-name="ce8" office:value-type="string">
            <text:p><text:s/>=Sum X</text:p>
          </table:table-cell>
          <table:table-cell table:style-name="ce8" table:formula="of:=[.F21]*[.F21]" office:value-type="float" office:value="78400">
            <text:p>784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29:.F35])" office:value-type="float" office:value="84">
            <text:p>84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29:.I35])" office:value-type="float" office:value="4123.43480730429">
            <text:p>4123.43</text:p>
          </table:table-cell>
          <table:table-cell table:style-name="ce8" office:value-type="string">
            <text:p><text:s/>=SumXY</text:p>
          </table:table-cell>
          <table:table-cell table:style-name="ce15" table:formula="of:=([.F22]*[.F21]-181*[.F23])/([.H21]-181*[.F24])" office:value-type="float" office:value="0.294356450611694">
            <text:p>0.2943564506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29:.J35])" office:value-type="float" office:value="14000">
            <text:p>14000.00</text:p>
          </table:table-cell>
          <table:table-cell table:style-name="ce8" office:value-type="string">
            <text:p><text:s/>=SumXX</text:p>
          </table:table-cell>
          <table:table-cell table:style-name="ce15" table:formula="of:=([.F22]-[.H23]*[.F21])/181" office:value-type="float" office:value="0.00873035264489249">
            <text:p>0.0087303526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Equations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11]"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11" table:formula="of:=(RAND()*20-10)" office:value-type="float" office:value="3.95741508342326">
            <text:p>3.9574151</text:p>
          </table:table-cell>
          <table:table-cell table:style-name="ce11" table:formula="of:=[.F29]+[.G29]" office:value-type="float" office:value="15.9574150834233">
            <text:p>15.9574151</text:p>
          </table:table-cell>
          <table:table-cell table:style-name="ce11" table:formula="of:=[.E29]*[.H29]" office:value-type="float" office:value="159.574150834233">
            <text:p>159.5741508</text:p>
          </table:table-cell>
          <table:table-cell table:style-name="ce16" table:formula="of:=[.E29]*[.E29]" office:value-type="float" office:value="100">
            <text:p>1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12]" office:value-type="float" office:value="20">
            <text:p>20</text:p>
          </table:table-cell>
          <table:table-cell office:value-type="float" office:value="12">
            <text:p>12</text:p>
          </table:table-cell>
          <table:table-cell table:style-name="ce11" table:formula="of:=(RAND()*20-10)" office:value-type="float" office:value="-3.79847247619182">
            <text:p>-3.7984725</text:p>
          </table:table-cell>
          <table:table-cell table:style-name="ce11" table:formula="of:=[.F30]+[.G30]" office:value-type="float" office:value="8.20152752380818">
            <text:p>8.2015275</text:p>
          </table:table-cell>
          <table:table-cell table:style-name="ce11" table:formula="of:=[.E30]*[.H30]" office:value-type="float" office:value="164.030550476164">
            <text:p>164.0305505</text:p>
          </table:table-cell>
          <table:table-cell table:style-name="ce16" table:formula="of:=[.E30]*[.E30]" office:value-type="float" office:value="400">
            <text:p>4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13]" office:value-type="float" office:value="30">
            <text:p>30</text:p>
          </table:table-cell>
          <table:table-cell office:value-type="float" office:value="12">
            <text:p>12</text:p>
          </table:table-cell>
          <table:table-cell table:style-name="ce11" table:formula="of:=(RAND()*20-10)" office:value-type="float" office:value="9.23168132081628">
            <text:p>9.2316813</text:p>
          </table:table-cell>
          <table:table-cell table:style-name="ce11" table:formula="of:=[.F31]+[.G31]" office:value-type="float" office:value="21.2316813208163">
            <text:p>21.2316813</text:p>
          </table:table-cell>
          <table:table-cell table:style-name="ce11" table:formula="of:=[.E31]*[.H31]" office:value-type="float" office:value="636.950439624488">
            <text:p>636.9504396</text:p>
          </table:table-cell>
          <table:table-cell table:style-name="ce16" table:formula="of:=[.E31]*[.E31]" office:value-type="float" office:value="900">
            <text:p>9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14]" office:value-type="float" office:value="40">
            <text:p>40</text:p>
          </table:table-cell>
          <table:table-cell office:value-type="float" office:value="12">
            <text:p>12</text:p>
          </table:table-cell>
          <table:table-cell table:style-name="ce11" table:formula="of:=(RAND()*20-10)" office:value-type="float" office:value="4.40305669791997">
            <text:p>4.4030567</text:p>
          </table:table-cell>
          <table:table-cell table:style-name="ce11" table:formula="of:=[.F32]+[.G32]" office:value-type="float" office:value="16.40305669792">
            <text:p>16.4030567</text:p>
          </table:table-cell>
          <table:table-cell table:style-name="ce11" table:formula="of:=[.E32]*[.H32]" office:value-type="float" office:value="656.122267916799">
            <text:p>656.1222679</text:p>
          </table:table-cell>
          <table:table-cell table:style-name="ce16" table:formula="of:=[.E32]*[.E32]" office:value-type="float" office:value="1600">
            <text:p>1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15]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11" table:formula="of:=(RAND()*20-10)" office:value-type="float" office:value="7.59334734175354">
            <text:p>7.5933473</text:p>
          </table:table-cell>
          <table:table-cell table:style-name="ce11" table:formula="of:=[.F33]+[.G33]" office:value-type="float" office:value="19.5933473417535">
            <text:p>19.5933473</text:p>
          </table:table-cell>
          <table:table-cell table:style-name="ce11" table:formula="of:=[.E33]*[.H33]" office:value-type="float" office:value="979.667367087677">
            <text:p>979.6673671</text:p>
          </table:table-cell>
          <table:table-cell table:style-name="ce16" table:formula="of:=[.E33]*[.E33]" office:value-type="float" office:value="2500">
            <text:p>25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16]" office:value-type="float" office:value="60">
            <text:p>60</text:p>
          </table:table-cell>
          <table:table-cell office:value-type="float" office:value="12">
            <text:p>12</text:p>
          </table:table-cell>
          <table:table-cell table:style-name="ce11" table:formula="of:=(RAND()*20-10)" office:value-type="float" office:value="-2.31778787449002">
            <text:p>-2.3177879</text:p>
          </table:table-cell>
          <table:table-cell table:style-name="ce11" table:formula="of:=[.F34]+[.G34]" office:value-type="float" office:value="9.68221212550998">
            <text:p>9.6822121</text:p>
          </table:table-cell>
          <table:table-cell table:style-name="ce11" table:formula="of:=[.E34]*[.H34]" office:value-type="float" office:value="580.932727530599">
            <text:p>580.9327275</text:p>
          </table:table-cell>
          <table:table-cell table:style-name="ce16" table:formula="of:=[.E34]*[.E34]" office:value-type="float" office:value="3600">
            <text:p>3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17]" office:value-type="float" office:value="70">
            <text:p>70</text:p>
          </table:table-cell>
          <table:table-cell table:style-name="ce7" office:value-type="float" office:value="12">
            <text:p>12</text:p>
          </table:table-cell>
          <table:table-cell table:style-name="ce12" table:formula="of:=(RAND()*20-10)" office:value-type="float" office:value="1.51653291191906">
            <text:p>1.5165329</text:p>
          </table:table-cell>
          <table:table-cell table:style-name="ce12" table:formula="of:=[.F35]+[.G35]" office:value-type="float" office:value="13.5165329119191">
            <text:p>13.5165329</text:p>
          </table:table-cell>
          <table:table-cell table:style-name="ce12" table:formula="of:=[.E35]*[.H35]" office:value-type="float" office:value="946.157303834334">
            <text:p>946.1573038</text:p>
          </table:table-cell>
          <table:table-cell table:style-name="ce17" table:formula="of:=[.E35]*[.E35]" office:value-type="float" office:value="4900">
            <text:p>49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Efficient vector Tim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47:.E53])" office:value-type="float" office:value="280">
            <text:p>280.00</text:p>
          </table:table-cell>
          <table:table-cell table:style-name="ce8" office:value-type="string">
            <text:p><text:s/>=Sum X</text:p>
          </table:table-cell>
          <table:table-cell table:style-name="ce8" table:formula="of:=[.F39]*[.F39]" office:value-type="float" office:value="78400">
            <text:p>784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47:.F53])" office:value-type="float" office:value="0.00094">
            <text:p>0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47:.I53])" office:value-type="float" office:value="-842.680083307427">
            <text:p>-842.68</text:p>
          </table:table-cell>
          <table:table-cell table:style-name="ce8" office:value-type="string">
            <text:p><text:s/>=SumXY</text:p>
          </table:table-cell>
          <table:table-cell table:style-name="ce11" table:formula="of:=([.F40]*[.F39]-181*[.F41])/([.H39]-181*[.F42])" office:value-type="float" office:value="-0.0621132750768221">
            <text:p>-0.0621133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47:.J53])" office:value-type="float" office:value="14000">
            <text:p>14000.00</text:p>
          </table:table-cell>
          <table:table-cell table:style-name="ce8" office:value-type="string">
            <text:p><text:s/>=SumXX</text:p>
          </table:table-cell>
          <table:table-cell table:style-name="ce11" table:formula="of:=([.F40]-[.H41]*[.F39])/181" office:value-type="float" office:value="0.0960920277431502">
            <text:p>0.0960920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29]" office:value-type="float" office:value="10">
            <text:p>10</text:p>
          </table:table-cell>
          <table:table-cell office:value-type="float" office:value="0.00004">
            <text:p>0.00004</text:p>
          </table:table-cell>
          <table:table-cell table:style-name="ce13" table:formula="of:=(RAND()*20-10)" office:value-type="float" office:value="-1.85447708703578">
            <text:p>-1.854477</text:p>
          </table:table-cell>
          <table:table-cell table:style-name="ce8" table:formula="of:=[.F47]+[.G47]" office:value-type="float" office:value="-1.85443708703578">
            <text:p>-1.85</text:p>
          </table:table-cell>
          <table:table-cell table:style-name="ce8" table:formula="of:=[.E47]*[.H47]" office:value-type="float" office:value="-18.5443708703578">
            <text:p>-18.54</text:p>
          </table:table-cell>
          <table:table-cell table:style-name="ce6" table:formula="of:=[.E47]*[.E47]" office:value-type="float" office:value="100">
            <text:p>100</text:p>
          </table:table-cell>
          <table:table-cell/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30]" office:value-type="float" office:value="20">
            <text:p>20</text:p>
          </table:table-cell>
          <table:table-cell office:value-type="float" office:value="0.00006">
            <text:p>0.00006</text:p>
          </table:table-cell>
          <table:table-cell table:style-name="ce13" table:formula="of:=(RAND()*20-10)" office:value-type="float" office:value="-4.4723970675841">
            <text:p>-4.472397</text:p>
          </table:table-cell>
          <table:table-cell table:style-name="ce8" table:formula="of:=[.F48]+[.G48]" office:value-type="float" office:value="-4.4723370675841">
            <text:p>-4.47</text:p>
          </table:table-cell>
          <table:table-cell table:style-name="ce8" table:formula="of:=[.E48]*[.H48]" office:value-type="float" office:value="-89.4467413516819">
            <text:p>-89.45</text:p>
          </table:table-cell>
          <table:table-cell table:style-name="ce6" table:formula="of:=[.E48]*[.E48]" office:value-type="float" office:value="400">
            <text:p>4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31]" office:value-type="float" office:value="30">
            <text:p>30</text:p>
          </table:table-cell>
          <table:table-cell office:value-type="float" office:value="0.00008">
            <text:p>0.00008</text:p>
          </table:table-cell>
          <table:table-cell table:style-name="ce13" table:formula="of:=(RAND()*20-10)" office:value-type="float" office:value="-1.5979928849265">
            <text:p>-1.597993</text:p>
          </table:table-cell>
          <table:table-cell table:style-name="ce8" table:formula="of:=[.F49]+[.G49]" office:value-type="float" office:value="-1.5979128849265">
            <text:p>-1.60</text:p>
          </table:table-cell>
          <table:table-cell table:style-name="ce8" table:formula="of:=[.E49]*[.H49]" office:value-type="float" office:value="-47.9373865477949">
            <text:p>-47.94</text:p>
          </table:table-cell>
          <table:table-cell table:style-name="ce6" table:formula="of:=[.E49]*[.E49]" office:value-type="float" office:value="900">
            <text:p>9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32]" office:value-type="float" office:value="40">
            <text:p>40</text:p>
          </table:table-cell>
          <table:table-cell office:value-type="float" office:value="0.00012">
            <text:p>0.00012</text:p>
          </table:table-cell>
          <table:table-cell table:style-name="ce13" table:formula="of:=(RAND()*20-10)" office:value-type="float" office:value="2.36744733061641">
            <text:p>2.367447</text:p>
          </table:table-cell>
          <table:table-cell table:style-name="ce8" table:formula="of:=[.F50]+[.G50]" office:value-type="float" office:value="2.36756733061641">
            <text:p>2.37</text:p>
          </table:table-cell>
          <table:table-cell table:style-name="ce8" table:formula="of:=[.E50]*[.H50]" office:value-type="float" office:value="94.7026932246566">
            <text:p>94.70</text:p>
          </table:table-cell>
          <table:table-cell table:style-name="ce6" table:formula="of:=[.E50]*[.E50]" office:value-type="float" office:value="1600">
            <text:p>1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33]" office:value-type="float" office:value="50">
            <text:p>50</text:p>
          </table:table-cell>
          <table:table-cell office:value-type="float" office:value="0.00014">
            <text:p>0.00014</text:p>
          </table:table-cell>
          <table:table-cell table:style-name="ce13" table:formula="of:=(RAND()*20-10)" office:value-type="float" office:value="-3.99163792841136">
            <text:p>-3.991638</text:p>
          </table:table-cell>
          <table:table-cell table:style-name="ce8" table:formula="of:=[.F51]+[.G51]" office:value-type="float" office:value="-3.99149792841136">
            <text:p>-3.99</text:p>
          </table:table-cell>
          <table:table-cell table:style-name="ce8" table:formula="of:=[.E51]*[.H51]" office:value-type="float" office:value="-199.574896420568">
            <text:p>-199.57</text:p>
          </table:table-cell>
          <table:table-cell table:style-name="ce6" table:formula="of:=[.E51]*[.E51]" office:value-type="float" office:value="2500">
            <text:p>25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34]" office:value-type="float" office:value="60">
            <text:p>60</text:p>
          </table:table-cell>
          <table:table-cell office:value-type="float" office:value="0.0002">
            <text:p>0.0002</text:p>
          </table:table-cell>
          <table:table-cell table:style-name="ce13" table:formula="of:=(RAND()*20-10)" office:value-type="float" office:value="-9.17901046108454">
            <text:p>-9.179010</text:p>
          </table:table-cell>
          <table:table-cell table:style-name="ce8" table:formula="of:=[.F52]+[.G52]" office:value-type="float" office:value="-9.17881046108455">
            <text:p>-9.18</text:p>
          </table:table-cell>
          <table:table-cell table:style-name="ce8" table:formula="of:=[.E52]*[.H52]" office:value-type="float" office:value="-550.728627665073">
            <text:p>-550.73</text:p>
          </table:table-cell>
          <table:table-cell table:style-name="ce6" table:formula="of:=[.E52]*[.E52]" office:value-type="float" office:value="3600">
            <text:p>3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35]" office:value-type="float" office:value="70">
            <text:p>70</text:p>
          </table:table-cell>
          <table:table-cell table:style-name="ce7" office:value-type="float" office:value="0.0003">
            <text:p>0.0003</text:p>
          </table:table-cell>
          <table:table-cell table:style-name="ce14" table:formula="of:=(RAND()*20-10)" office:value-type="float" office:value="-0.445310766808689">
            <text:p>-0.445311</text:p>
          </table:table-cell>
          <table:table-cell table:style-name="ce10" table:formula="of:=[.F53]+[.G53]" office:value-type="float" office:value="-0.445010766808689">
            <text:p>-0.45</text:p>
          </table:table-cell>
          <table:table-cell table:style-name="ce10" table:formula="of:=[.E53]*[.H53]" office:value-type="float" office:value="-31.1507536766082">
            <text:p>-31.15</text:p>
          </table:table-cell>
          <table:table-cell table:style-name="ce9" table:formula="of:=[.E53]*[.E53]" office:value-type="float" office:value="4900">
            <text:p>49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Efficient vector equation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65:.E71])" office:value-type="float" office:value="280">
            <text:p>280.00</text:p>
          </table:table-cell>
          <table:table-cell table:style-name="ce8" office:value-type="string">
            <text:p><text:s/>=Sum X</text:p>
          </table:table-cell>
          <table:table-cell table:style-name="ce8" table:formula="of:=[.F57]*[.F57]" office:value-type="float" office:value="78400">
            <text:p>784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65:.F71])" office:value-type="float" office:value="63">
            <text:p>63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65:.I71])" office:value-type="float" office:value="2484.07922809012">
            <text:p>2484.08</text:p>
          </table:table-cell>
          <table:table-cell table:style-name="ce8" office:value-type="string">
            <text:p><text:s/>=SumXY</text:p>
          </table:table-cell>
          <table:table-cell table:style-name="ce11" table:formula="of:=([.F58]*[.F57]-181*[.F59])/([.H57]-181*[.F60])" office:value-type="float" office:value="0.17591559711855">
            <text:p>0.1759156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65:.J71])" office:value-type="float" office:value="14000">
            <text:p>14000.00</text:p>
          </table:table-cell>
          <table:table-cell table:style-name="ce8" office:value-type="string">
            <text:p><text:s/>=SumXX</text:p>
          </table:table-cell>
          <table:table-cell table:style-name="ce11" table:formula="of:=([.F58]-[.H59]*[.F57])/181" office:value-type="float" office:value="0.0759316729657785">
            <text:p>0.0759317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Equations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47]"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8" table:formula="of:=RAND()*20-10" office:value-type="float" office:value="6.70783161185682">
            <text:p>6.71</text:p>
          </table:table-cell>
          <table:table-cell table:style-name="ce8" table:formula="of:=[.F65]+[.G65]" office:value-type="float" office:value="15.7078316118568">
            <text:p>15.71</text:p>
          </table:table-cell>
          <table:table-cell table:style-name="ce8" table:formula="of:=[.E65]*[.H65]" office:value-type="float" office:value="157.078316118568">
            <text:p>157.08</text:p>
          </table:table-cell>
          <table:table-cell table:style-name="ce6" table:formula="of:=[.E65]*[.E65]" office:value-type="float" office:value="100">
            <text:p>100</text:p>
          </table:table-cell>
          <table:table-cell/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48]" office:value-type="float" office:value="20">
            <text:p>20</text:p>
          </table:table-cell>
          <table:table-cell office:value-type="float" office:value="9">
            <text:p>9</text:p>
          </table:table-cell>
          <table:table-cell table:style-name="ce8" table:formula="of:=RAND()*20-10" office:value-type="float" office:value="-1.08428720384836">
            <text:p>-1.08</text:p>
          </table:table-cell>
          <table:table-cell table:style-name="ce8" table:formula="of:=[.F66]+[.G66]" office:value-type="float" office:value="7.91571279615164">
            <text:p>7.92</text:p>
          </table:table-cell>
          <table:table-cell table:style-name="ce8" table:formula="of:=[.E66]*[.H66]" office:value-type="float" office:value="158.314255923033">
            <text:p>158.31</text:p>
          </table:table-cell>
          <table:table-cell table:style-name="ce6" table:formula="of:=[.E66]*[.E66]" office:value-type="float" office:value="400">
            <text:p>4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49]" office:value-type="float" office:value="30">
            <text:p>30</text:p>
          </table:table-cell>
          <table:table-cell office:value-type="float" office:value="9">
            <text:p>9</text:p>
          </table:table-cell>
          <table:table-cell table:style-name="ce8" table:formula="of:=RAND()*20-10" office:value-type="float" office:value="5.9259521914646">
            <text:p>5.93</text:p>
          </table:table-cell>
          <table:table-cell table:style-name="ce8" table:formula="of:=[.F67]+[.G67]" office:value-type="float" office:value="14.9259521914646">
            <text:p>14.93</text:p>
          </table:table-cell>
          <table:table-cell table:style-name="ce8" table:formula="of:=[.E67]*[.H67]" office:value-type="float" office:value="447.778565743938">
            <text:p>447.78</text:p>
          </table:table-cell>
          <table:table-cell table:style-name="ce6" table:formula="of:=[.E67]*[.E67]" office:value-type="float" office:value="900">
            <text:p>9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50]" office:value-type="float" office:value="40">
            <text:p>40</text:p>
          </table:table-cell>
          <table:table-cell office:value-type="float" office:value="9">
            <text:p>9</text:p>
          </table:table-cell>
          <table:table-cell table:style-name="ce8" table:formula="of:=RAND()*20-10" office:value-type="float" office:value="2.36075962893665">
            <text:p>2.36</text:p>
          </table:table-cell>
          <table:table-cell table:style-name="ce8" table:formula="of:=[.F68]+[.G68]" office:value-type="float" office:value="11.3607596289366">
            <text:p>11.36</text:p>
          </table:table-cell>
          <table:table-cell table:style-name="ce8" table:formula="of:=[.E68]*[.H68]" office:value-type="float" office:value="454.430385157466">
            <text:p>454.43</text:p>
          </table:table-cell>
          <table:table-cell table:style-name="ce6" table:formula="of:=[.E68]*[.E68]" office:value-type="float" office:value="1600">
            <text:p>1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51]"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8" table:formula="of:=RAND()*20-10" office:value-type="float" office:value="7.71102872211486">
            <text:p>7.71</text:p>
          </table:table-cell>
          <table:table-cell table:style-name="ce8" table:formula="of:=[.F69]+[.G69]" office:value-type="float" office:value="16.7110287221149">
            <text:p>16.71</text:p>
          </table:table-cell>
          <table:table-cell table:style-name="ce8" table:formula="of:=[.E69]*[.H69]" office:value-type="float" office:value="835.551436105743">
            <text:p>835.55</text:p>
          </table:table-cell>
          <table:table-cell table:style-name="ce6" table:formula="of:=[.E69]*[.E69]" office:value-type="float" office:value="2500">
            <text:p>25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52]" office:value-type="float" office:value="60">
            <text:p>60</text:p>
          </table:table-cell>
          <table:table-cell office:value-type="float" office:value="9">
            <text:p>9</text:p>
          </table:table-cell>
          <table:table-cell table:style-name="ce8" table:formula="of:=RAND()*20-10" office:value-type="float" office:value="-0.819837218150497">
            <text:p>-0.82</text:p>
          </table:table-cell>
          <table:table-cell table:style-name="ce8" table:formula="of:=[.F70]+[.G70]" office:value-type="float" office:value="8.1801627818495">
            <text:p>8.18</text:p>
          </table:table-cell>
          <table:table-cell table:style-name="ce8" table:formula="of:=[.E70]*[.H70]" office:value-type="float" office:value="490.80976691097">
            <text:p>490.81</text:p>
          </table:table-cell>
          <table:table-cell table:style-name="ce6" table:formula="of:=[.E70]*[.E70]" office:value-type="float" office:value="3600">
            <text:p>3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53]" office:value-type="float" office:value="70">
            <text:p>70</text:p>
          </table:table-cell>
          <table:table-cell table:style-name="ce7" office:value-type="float" office:value="9">
            <text:p>9</text:p>
          </table:table-cell>
          <table:table-cell table:style-name="ce10" table:formula="of:=RAND()*20-10" office:value-type="float" office:value="-9.85547854099423">
            <text:p>-9.86</text:p>
          </table:table-cell>
          <table:table-cell table:style-name="ce10" table:formula="of:=[.F71]+[.G71]" office:value-type="float" office:value="-0.855478540994227">
            <text:p>-0.86</text:p>
          </table:table-cell>
          <table:table-cell table:style-name="ce10" table:formula="of:=[.E71]*[.H71]" office:value-type="float" office:value="-59.8834978695959">
            <text:p>-59.88</text:p>
          </table:table-cell>
          <table:table-cell table:style-name="ce9" table:formula="of:=[.E71]*[.E71]" office:value-type="float" office:value="4900">
            <text:p>49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Link list Tim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83:.E89])" office:value-type="float" office:value="280">
            <text:p>280.00</text:p>
          </table:table-cell>
          <table:table-cell table:style-name="ce8" office:value-type="string">
            <text:p><text:s/>=Sum X</text:p>
          </table:table-cell>
          <table:table-cell table:style-name="ce8" table:formula="of:=[.F75]*[.F75]" office:value-type="float" office:value="78400">
            <text:p>784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83:.F89])" office:value-type="float" office:value="0.00795">
            <text:p>0.01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83:.I89])" office:value-type="float" office:value="-280.303161850005">
            <text:p>-280.30</text:p>
          </table:table-cell>
          <table:table-cell table:style-name="ce8" office:value-type="string">
            <text:p><text:s/>=SumXY</text:p>
          </table:table-cell>
          <table:table-cell table:style-name="ce11" table:formula="of:=([.F76]*[.F75]-181*[.F77])/([.H75]-181*[.F78])" office:value-type="float" office:value="-0.0206617927573102">
            <text:p>-0.0206618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83:.J89])" office:value-type="float" office:value="14000">
            <text:p>14000.00</text:p>
          </table:table-cell>
          <table:table-cell table:style-name="ce8" office:value-type="string">
            <text:p><text:s/>=SumXX</text:p>
          </table:table-cell>
          <table:table-cell table:style-name="ce11" table:formula="of:=([.F76]-[.H77]*[.F75])/181" office:value-type="float" office:value="0.0320069169726346">
            <text:p>0.0320069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65]" office:value-type="float" office:value="10">
            <text:p>10</text:p>
          </table:table-cell>
          <table:table-cell office:value-type="float" office:value="0.00025">
            <text:p>0.00025</text:p>
          </table:table-cell>
          <table:table-cell table:style-name="ce13" table:formula="of:=(RAND()*20-10)" office:value-type="float" office:value="-8.47645958885551">
            <text:p>-8.476460</text:p>
          </table:table-cell>
          <table:table-cell table:style-name="ce8" table:formula="of:=[.F83]+[.G83]" office:value-type="float" office:value="-8.47620958885551">
            <text:p>-8.48</text:p>
          </table:table-cell>
          <table:table-cell table:style-name="ce8" table:formula="of:=[.E83]*[.H83]" office:value-type="float" office:value="-84.7620958885551">
            <text:p>-84.76</text:p>
          </table:table-cell>
          <table:table-cell table:style-name="ce6" table:formula="of:=[.E83]*[.E83]" office:value-type="float" office:value="100">
            <text:p>100</text:p>
          </table:table-cell>
          <table:table-cell/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66]" office:value-type="float" office:value="20">
            <text:p>20</text:p>
          </table:table-cell>
          <table:table-cell office:value-type="float" office:value="0.0008">
            <text:p>0.0008</text:p>
          </table:table-cell>
          <table:table-cell table:style-name="ce13" table:formula="of:=(RAND()*20-10)" office:value-type="float" office:value="3.28765309415758">
            <text:p>3.287653</text:p>
          </table:table-cell>
          <table:table-cell table:style-name="ce8" table:formula="of:=[.F84]+[.G84]" office:value-type="float" office:value="3.28845309415758">
            <text:p>3.29</text:p>
          </table:table-cell>
          <table:table-cell table:style-name="ce8" table:formula="of:=[.E84]*[.H84]" office:value-type="float" office:value="65.7690618831515">
            <text:p>65.77</text:p>
          </table:table-cell>
          <table:table-cell table:style-name="ce6" table:formula="of:=[.E84]*[.E84]" office:value-type="float" office:value="400">
            <text:p>4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67]" office:value-type="float" office:value="30">
            <text:p>30</text:p>
          </table:table-cell>
          <table:table-cell office:value-type="float" office:value="0.001">
            <text:p>0.001</text:p>
          </table:table-cell>
          <table:table-cell table:style-name="ce13" table:formula="of:=(RAND()*20-10)" office:value-type="float" office:value="-3.58081189449877">
            <text:p>-3.580812</text:p>
          </table:table-cell>
          <table:table-cell table:style-name="ce8" table:formula="of:=[.F85]+[.G85]" office:value-type="float" office:value="-3.57981189449877">
            <text:p>-3.58</text:p>
          </table:table-cell>
          <table:table-cell table:style-name="ce8" table:formula="of:=[.E85]*[.H85]" office:value-type="float" office:value="-107.394356834963">
            <text:p>-107.39</text:p>
          </table:table-cell>
          <table:table-cell table:style-name="ce6" table:formula="of:=[.E85]*[.E85]" office:value-type="float" office:value="900">
            <text:p>9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68]" office:value-type="float" office:value="40">
            <text:p>40</text:p>
          </table:table-cell>
          <table:table-cell office:value-type="float" office:value="0.0013">
            <text:p>0.0013</text:p>
          </table:table-cell>
          <table:table-cell table:style-name="ce13" table:formula="of:=(RAND()*20-10)" office:value-type="float" office:value="-2.55161553155631">
            <text:p>-2.551616</text:p>
          </table:table-cell>
          <table:table-cell table:style-name="ce8" table:formula="of:=[.F86]+[.G86]" office:value-type="float" office:value="-2.55031553155631">
            <text:p>-2.55</text:p>
          </table:table-cell>
          <table:table-cell table:style-name="ce8" table:formula="of:=[.E86]*[.H86]" office:value-type="float" office:value="-102.012621262252">
            <text:p>-102.01</text:p>
          </table:table-cell>
          <table:table-cell table:style-name="ce6" table:formula="of:=[.E86]*[.E86]" office:value-type="float" office:value="1600">
            <text:p>1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69]" office:value-type="float" office:value="50">
            <text:p>50</text:p>
          </table:table-cell>
          <table:table-cell office:value-type="float" office:value="0.00135">
            <text:p>0.00135</text:p>
          </table:table-cell>
          <table:table-cell table:style-name="ce13" table:formula="of:=(RAND()*20-10)" office:value-type="float" office:value="9.24075449816883">
            <text:p>9.240754</text:p>
          </table:table-cell>
          <table:table-cell table:style-name="ce8" table:formula="of:=[.F87]+[.G87]" office:value-type="float" office:value="9.24210449816883">
            <text:p>9.24</text:p>
          </table:table-cell>
          <table:table-cell table:style-name="ce8" table:formula="of:=[.E87]*[.H87]" office:value-type="float" office:value="462.105224908441">
            <text:p>462.11</text:p>
          </table:table-cell>
          <table:table-cell table:style-name="ce6" table:formula="of:=[.E87]*[.E87]" office:value-type="float" office:value="2500">
            <text:p>25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70]" office:value-type="float" office:value="60">
            <text:p>60</text:p>
          </table:table-cell>
          <table:table-cell office:value-type="float" office:value="0.0016">
            <text:p>0.0016</text:p>
          </table:table-cell>
          <table:table-cell table:style-name="ce13" table:formula="of:=(RAND()*20-10)" office:value-type="float" office:value="1.93888816982508">
            <text:p>1.938888</text:p>
          </table:table-cell>
          <table:table-cell table:style-name="ce8" table:formula="of:=[.F88]+[.G88]" office:value-type="float" office:value="1.94048816982508">
            <text:p>1.94</text:p>
          </table:table-cell>
          <table:table-cell table:style-name="ce8" table:formula="of:=[.E88]*[.H88]" office:value-type="float" office:value="116.429290189505">
            <text:p>116.43</text:p>
          </table:table-cell>
          <table:table-cell table:style-name="ce6" table:formula="of:=[.E88]*[.E88]" office:value-type="float" office:value="3600">
            <text:p>3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71]" office:value-type="float" office:value="70">
            <text:p>70</text:p>
          </table:table-cell>
          <table:table-cell table:style-name="ce7" office:value-type="float" office:value="0.00165">
            <text:p>0.00165</text:p>
          </table:table-cell>
          <table:table-cell table:style-name="ce14" table:formula="of:=(RAND()*20-10)" office:value-type="float" office:value="-9.00790235493332">
            <text:p>-9.007902</text:p>
          </table:table-cell>
          <table:table-cell table:style-name="ce10" table:formula="of:=[.F89]+[.G89]" office:value-type="float" office:value="-9.00625235493332">
            <text:p>-9.01</text:p>
          </table:table-cell>
          <table:table-cell table:style-name="ce10" table:formula="of:=[.E89]*[.H89]" office:value-type="float" office:value="-630.437664845333">
            <text:p>-630.44</text:p>
          </table:table-cell>
          <table:table-cell table:style-name="ce9" table:formula="of:=[.E89]*[.E89]" office:value-type="float" office:value="4900">
            <text:p>49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link list Equation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101:.E107])" office:value-type="float" office:value="280">
            <text:p>280.00</text:p>
          </table:table-cell>
          <table:table-cell table:style-name="ce8" office:value-type="string">
            <text:p><text:s/>=Sum X</text:p>
          </table:table-cell>
          <table:table-cell table:style-name="ce8" table:formula="of:=[.F93]*[.F93]" office:value-type="float" office:value="78400">
            <text:p>784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101:.F107])" office:value-type="float" office:value="280091">
            <text:p>280091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101:.I107])" office:value-type="float" office:value="11203821.9581052">
            <text:p>11203821.96</text:p>
          </table:table-cell>
          <table:table-cell table:style-name="ce8" office:value-type="string">
            <text:p><text:s/>=SumXY</text:p>
          </table:table-cell>
          <table:table-cell table:style-name="ce11" table:formula="of:=([.F94]*[.F93]-181*[.F95])/([.H93]-181*[.F96])" office:value-type="float" office:value="793.885931917676">
            <text:p>793.8859319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101:.J107])" office:value-type="float" office:value="14000">
            <text:p>14000.00</text:p>
          </table:table-cell>
          <table:table-cell table:style-name="ce8" office:value-type="string">
            <text:p><text:s/>=SumXX</text:p>
          </table:table-cell>
          <table:table-cell table:style-name="ce11" table:formula="of:=([.F94]-[.H95]*[.F93])/181" office:value-type="float" office:value="319.353254491992">
            <text:p>319.3532545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Equations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83]" office:value-type="float" office:value="10">
            <text:p>10</text:p>
          </table:table-cell>
          <table:table-cell office:value-type="float" office:value="40013">
            <text:p>40013</text:p>
          </table:table-cell>
          <table:table-cell table:style-name="ce8" table:formula="of:=RAND()*20-10" office:value-type="float" office:value="5.65721849910915">
            <text:p>5.66</text:p>
          </table:table-cell>
          <table:table-cell table:style-name="ce8" table:formula="of:=[.F101]+[.G101]" office:value-type="float" office:value="40018.6572184991">
            <text:p>40018.66</text:p>
          </table:table-cell>
          <table:table-cell table:style-name="ce8" table:formula="of:=[.E101]*[.H101]" office:value-type="float" office:value="400186.572184991">
            <text:p>400186.57</text:p>
          </table:table-cell>
          <table:table-cell table:style-name="ce6" table:formula="of:=[.E101]*[.E101]" office:value-type="float" office:value="100">
            <text:p>100</text:p>
          </table:table-cell>
          <table:table-cell/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84]" office:value-type="float" office:value="20">
            <text:p>20</text:p>
          </table:table-cell>
          <table:table-cell office:value-type="float" office:value="40013">
            <text:p>40013</text:p>
          </table:table-cell>
          <table:table-cell table:style-name="ce8" table:formula="of:=RAND()*20-10" office:value-type="float" office:value="-3.15660952590406">
            <text:p>-3.16</text:p>
          </table:table-cell>
          <table:table-cell table:style-name="ce8" table:formula="of:=[.F102]+[.G102]" office:value-type="float" office:value="40009.8433904741">
            <text:p>40009.84</text:p>
          </table:table-cell>
          <table:table-cell table:style-name="ce8" table:formula="of:=[.E102]*[.H102]" office:value-type="float" office:value="800196.867809482">
            <text:p>800196.87</text:p>
          </table:table-cell>
          <table:table-cell table:style-name="ce6" table:formula="of:=[.E102]*[.E102]" office:value-type="float" office:value="400">
            <text:p>4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85]" office:value-type="float" office:value="30">
            <text:p>30</text:p>
          </table:table-cell>
          <table:table-cell office:value-type="float" office:value="40013">
            <text:p>40013</text:p>
          </table:table-cell>
          <table:table-cell table:style-name="ce8" table:formula="of:=RAND()*20-10" office:value-type="float" office:value="0.529408548027277">
            <text:p>0.53</text:p>
          </table:table-cell>
          <table:table-cell table:style-name="ce8" table:formula="of:=[.F103]+[.G103]" office:value-type="float" office:value="40013.529408548">
            <text:p>40013.53</text:p>
          </table:table-cell>
          <table:table-cell table:style-name="ce8" table:formula="of:=[.E103]*[.H103]" office:value-type="float" office:value="1200405.88225644">
            <text:p>1200405.88</text:p>
          </table:table-cell>
          <table:table-cell table:style-name="ce6" table:formula="of:=[.E103]*[.E103]" office:value-type="float" office:value="900">
            <text:p>9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86]" office:value-type="float" office:value="40">
            <text:p>40</text:p>
          </table:table-cell>
          <table:table-cell office:value-type="float" office:value="40013">
            <text:p>40013</text:p>
          </table:table-cell>
          <table:table-cell table:style-name="ce8" table:formula="of:=RAND()*20-10" office:value-type="float" office:value="0.464456304907799">
            <text:p>0.46</text:p>
          </table:table-cell>
          <table:table-cell table:style-name="ce8" table:formula="of:=[.F104]+[.G104]" office:value-type="float" office:value="40013.4644563049">
            <text:p>40013.46</text:p>
          </table:table-cell>
          <table:table-cell table:style-name="ce8" table:formula="of:=[.E104]*[.H104]" office:value-type="float" office:value="1600538.5782522">
            <text:p>1600538.58</text:p>
          </table:table-cell>
          <table:table-cell table:style-name="ce6" table:formula="of:=[.E104]*[.E104]" office:value-type="float" office:value="1600">
            <text:p>1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87]" office:value-type="float" office:value="50">
            <text:p>50</text:p>
          </table:table-cell>
          <table:table-cell office:value-type="float" office:value="40013">
            <text:p>40013</text:p>
          </table:table-cell>
          <table:table-cell table:style-name="ce8" table:formula="of:=RAND()*20-10" office:value-type="float" office:value="-1.10160524025559">
            <text:p>-1.10</text:p>
          </table:table-cell>
          <table:table-cell table:style-name="ce8" table:formula="of:=[.F105]+[.G105]" office:value-type="float" office:value="40011.8983947597">
            <text:p>40011.90</text:p>
          </table:table-cell>
          <table:table-cell table:style-name="ce8" table:formula="of:=[.E105]*[.H105]" office:value-type="float" office:value="2000594.91973799">
            <text:p>2000594.92</text:p>
          </table:table-cell>
          <table:table-cell table:style-name="ce6" table:formula="of:=[.E105]*[.E105]" office:value-type="float" office:value="2500">
            <text:p>25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88]" office:value-type="float" office:value="60">
            <text:p>60</text:p>
          </table:table-cell>
          <table:table-cell office:value-type="float" office:value="40013">
            <text:p>40013</text:p>
          </table:table-cell>
          <table:table-cell table:style-name="ce8" table:formula="of:=RAND()*20-10" office:value-type="float" office:value="-4.16841641068459">
            <text:p>-4.17</text:p>
          </table:table-cell>
          <table:table-cell table:style-name="ce8" table:formula="of:=[.F106]+[.G106]" office:value-type="float" office:value="40008.8315835893">
            <text:p>40008.83</text:p>
          </table:table-cell>
          <table:table-cell table:style-name="ce8" table:formula="of:=[.E106]*[.H106]" office:value-type="float" office:value="2400529.89501536">
            <text:p>2400529.90</text:p>
          </table:table-cell>
          <table:table-cell table:style-name="ce6" table:formula="of:=[.E106]*[.E106]" office:value-type="float" office:value="3600">
            <text:p>36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89]" office:value-type="float" office:value="70">
            <text:p>70</text:p>
          </table:table-cell>
          <table:table-cell table:style-name="ce7" office:value-type="float" office:value="40013">
            <text:p>40013</text:p>
          </table:table-cell>
          <table:table-cell table:style-name="ce10" table:formula="of:=RAND()*20-10" office:value-type="float" office:value="6.56061212532222">
            <text:p>6.56</text:p>
          </table:table-cell>
          <table:table-cell table:style-name="ce10" table:formula="of:=[.F107]+[.G107]" office:value-type="float" office:value="40019.5606121253">
            <text:p>40019.56</text:p>
          </table:table-cell>
          <table:table-cell table:style-name="ce10" table:formula="of:=[.E107]*[.H107]" office:value-type="float" office:value="2801369.24284877">
            <text:p>2801369.24</text:p>
          </table:table-cell>
          <table:table-cell table:style-name="ce9" table:formula="of:=[.E107]*[.E107]" office:value-type="float" office:value="4900">
            <text:p>49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2">
        <table:table-column table:style-name="co13" table:number-columns-repeated="2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4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2" table:default-cell-style-name="ce5"/>
        <table:table-column table:style-name="co19" table:default-cell-style-name="ce5"/>
        <table:table-column table:style-name="co20" table:default-cell-style-name="ce5"/>
        <table:table-column table:style-name="co17" table:default-cell-style-name="ce5"/>
        <table:table-column table:style-name="co12" table:number-columns-repeated="1005" table:default-cell-style-name="ce5"/>
        <table:table-row table:style-name="ro1">
          <table:table-cell table:style-name="ce6" table:formula="of:=[Data_base.A1]" office:value-type="string" office:string-value="Simple Vector Time" table:number-columns-spanned="2" table:number-rows-spanned="1">
            <text:p>Simple Vector Time</text:p>
          </table:table-cell>
          <table:covered-table-cell/>
          <table:table-cell/>
          <table:table-cell table:style-name="ce6" table:formula="of:=[Data_base.A19]" office:value-type="string" office:string-value="Simple Vector Equations" table:number-columns-spanned="2" table:number-rows-spanned="1">
            <text:p>Simple Vector Equations</text:p>
          </table:table-cell>
          <table:covered-table-cell/>
          <table:table-cell/>
          <table:table-cell table:style-name="ce6" table:formula="of:=[Data_base.A37]" office:value-type="string" office:string-value="Efficient vector Time" table:number-columns-spanned="2" table:number-rows-spanned="1">
            <text:p>Efficient vector Time</text:p>
          </table:table-cell>
          <table:covered-table-cell/>
          <table:table-cell/>
          <table:table-cell table:style-name="ce6" table:formula="of:=[Data_base.A55]" office:value-type="string" office:string-value="Efficient vector equations" table:number-columns-spanned="2" table:number-rows-spanned="1">
            <text:p>Efficient vector equations</text:p>
          </table:table-cell>
          <table:covered-table-cell/>
          <table:table-cell table:style-name="ce6" table:number-columns-repeated="2"/>
          <table:table-cell/>
          <table:table-cell table:formula="of:=[.A1]" office:value-type="string" office:string-value="Simple Vector Time">
            <text:p>Simple Vector Time</text:p>
          </table:table-cell>
          <table:table-cell/>
          <table:table-cell office:value-type="string">
            <text:p>M=</text:p>
          </table:table-cell>
          <table:table-cell table:formula="of:=[Data_base.H41]" office:value-type="float" office:value="-0.0621132750768221">
            <text:p>-0.0621132751</text:p>
          </table:table-cell>
          <table:table-cell table:number-columns-repeated="1006"/>
        </table:table-row>
        <table:table-row table:style-name="ro2">
          <table:table-cell office:value-type="string">
            <text:p>Size</text:p>
          </table:table-cell>
          <table:table-cell office:value-type="string">
            <text:p>Time</text:p>
          </table:table-cell>
          <table:table-cell/>
          <table:table-cell office:value-type="string">
            <text:p>Size</text:p>
          </table:table-cell>
          <table:table-cell table:formula="of:=[Data_base.F26]" office:value-type="string" office:string-value="Equations">
            <text:p>Equations</text:p>
          </table:table-cell>
          <table:table-cell/>
          <table:table-cell office:value-type="string">
            <text:p>Size</text:p>
          </table:table-cell>
          <table:table-cell table:formula="of:=[Data_base.F44]" office:value-type="string" office:string-value="Time">
            <text:p>Time</text:p>
          </table:table-cell>
          <table:table-cell/>
          <table:table-cell office:value-type="string">
            <text:p>Size</text:p>
          </table:table-cell>
          <table:table-cell table:formula="of:=[Data_base.F62]" office:value-type="string" office:string-value="Equations">
            <text:p>Equations</text:p>
          </table:table-cell>
          <table:table-cell table:number-columns-repeated="3"/>
          <table:table-cell office:value-type="string">
            <text:p>T=mX+c</text:p>
          </table:table-cell>
          <table:table-cell/>
          <table:table-cell office:value-type="string">
            <text:p>C=</text:p>
          </table:table-cell>
          <table:table-cell table:formula="of:=[Data_base.H42]" office:value-type="float" office:value="0.0960920277431502">
            <text:p>0.0960920277</text:p>
          </table:table-cell>
          <table:table-cell table:number-columns-repeated="1006"/>
        </table:table-row>
        <table:table-row table:style-name="ro1">
          <table:table-cell table:formula="of:=[Data_base.E11]" office:value-type="float" office:value="10">
            <text:p>10</text:p>
          </table:table-cell>
          <table:table-cell table:formula="of:=[Data_base.F11]" office:value-type="float" office:value="0.005">
            <text:p>0.005</text:p>
          </table:table-cell>
          <table:table-cell/>
          <table:table-cell table:formula="of:=[.A3]" office:value-type="float" office:value="10">
            <text:p>10</text:p>
          </table:table-cell>
          <table:table-cell table:formula="of:=[Data_base.F29]" office:value-type="float" office:value="12">
            <text:p>12</text:p>
          </table:table-cell>
          <table:table-cell/>
          <table:table-cell table:formula="of:=[.A3]" office:value-type="float" office:value="10">
            <text:p>10</text:p>
          </table:table-cell>
          <table:table-cell table:formula="of:=[Data_base.F47]" office:value-type="float" office:value="0.00004">
            <text:p>0.00004</text:p>
          </table:table-cell>
          <table:table-cell/>
          <table:table-cell table:formula="of:=[.A3]" office:value-type="float" office:value="10">
            <text:p>10</text:p>
          </table:table-cell>
          <table:table-cell table:formula="of:=[Data_base.F65]" office:value-type="float" office:value="9">
            <text:p>9</text:p>
          </table:table-cell>
          <table:table-cell/>
          <table:table-cell office:value-type="string">
            <text:p>X=size</text:p>
          </table:table-cell>
          <table:table-cell table:number-columns-repeated="1011"/>
        </table:table-row>
        <table:table-row table:style-name="ro1">
          <table:table-cell table:formula="of:=[Data_base.E12]" office:value-type="float" office:value="20">
            <text:p>20</text:p>
          </table:table-cell>
          <table:table-cell table:formula="of:=[Data_base.F12]" office:value-type="float" office:value="0.011">
            <text:p>0.011</text:p>
          </table:table-cell>
          <table:table-cell/>
          <table:table-cell table:formula="of:=[.A4]" office:value-type="float" office:value="20">
            <text:p>20</text:p>
          </table:table-cell>
          <table:table-cell table:formula="of:=[Data_base.F30]" office:value-type="float" office:value="12">
            <text:p>12</text:p>
          </table:table-cell>
          <table:table-cell/>
          <table:table-cell table:formula="of:=[.A4]" office:value-type="float" office:value="20">
            <text:p>20</text:p>
          </table:table-cell>
          <table:table-cell table:formula="of:=[Data_base.F48]" office:value-type="float" office:value="0.00006">
            <text:p>0.00006</text:p>
          </table:table-cell>
          <table:table-cell/>
          <table:table-cell table:formula="of:=[.A4]" office:value-type="float" office:value="20">
            <text:p>20</text:p>
          </table:table-cell>
          <table:table-cell table:formula="of:=[Data_base.F66]" office:value-type="float" office:value="9">
            <text:p>9</text:p>
          </table:table-cell>
          <table:table-cell/>
          <table:table-cell office:value-type="string">
            <text:p>a,b,c=constant</text:p>
          </table:table-cell>
          <table:table-cell/>
          <table:table-cell table:formula="of:=[.D1]" office:value-type="string" office:string-value="Simple Vector Equations">
            <text:p>Simple Vector Equations</text:p>
          </table:table-cell>
          <table:table-cell/>
          <table:table-cell office:value-type="string">
            <text:p>M=</text:p>
          </table:table-cell>
          <table:table-cell table:formula="of:=[Data_base.H59]" office:value-type="float" office:value="0.17591559711855">
            <text:p>0.1759155971</text:p>
          </table:table-cell>
          <table:table-cell table:number-columns-repeated="1006"/>
        </table:table-row>
        <table:table-row table:style-name="ro2">
          <table:table-cell table:formula="of:=[Data_base.E13]" office:value-type="float" office:value="30">
            <text:p>30</text:p>
          </table:table-cell>
          <table:table-cell table:formula="of:=[Data_base.F13]" office:value-type="float" office:value="0.017">
            <text:p>0.017</text:p>
          </table:table-cell>
          <table:table-cell/>
          <table:table-cell table:formula="of:=[.A5]" office:value-type="float" office:value="30">
            <text:p>30</text:p>
          </table:table-cell>
          <table:table-cell table:formula="of:=[Data_base.F31]" office:value-type="float" office:value="12">
            <text:p>12</text:p>
          </table:table-cell>
          <table:table-cell/>
          <table:table-cell table:formula="of:=[.A5]" office:value-type="float" office:value="30">
            <text:p>30</text:p>
          </table:table-cell>
          <table:table-cell table:formula="of:=[Data_base.F49]" office:value-type="float" office:value="0.00008">
            <text:p>0.00008</text:p>
          </table:table-cell>
          <table:table-cell/>
          <table:table-cell table:formula="of:=[.A5]" office:value-type="float" office:value="30">
            <text:p>30</text:p>
          </table:table-cell>
          <table:table-cell table:formula="of:=[Data_base.F67]" office:value-type="float" office:value="9">
            <text:p>9</text:p>
          </table:table-cell>
          <table:table-cell/>
          <table:table-cell office:value-type="string">
            <text:p>T=time</text:p>
          </table:table-cell>
          <table:table-cell/>
          <table:table-cell office:value-type="string">
            <text:p>E=mX+c</text:p>
          </table:table-cell>
          <table:table-cell/>
          <table:table-cell office:value-type="string">
            <text:p>C=</text:p>
          </table:table-cell>
          <table:table-cell table:formula="of:=[Data_base.H60]" office:value-type="float" office:value="0.0759316729657785">
            <text:p>0.075931673</text:p>
          </table:table-cell>
          <table:table-cell table:number-columns-repeated="1006"/>
        </table:table-row>
        <table:table-row table:style-name="ro1">
          <table:table-cell table:formula="of:=[Data_base.E14]" office:value-type="float" office:value="40">
            <text:p>40</text:p>
          </table:table-cell>
          <table:table-cell table:formula="of:=[Data_base.F14]" office:value-type="float" office:value="0.022">
            <text:p>0.022</text:p>
          </table:table-cell>
          <table:table-cell/>
          <table:table-cell table:formula="of:=[.A6]" office:value-type="float" office:value="40">
            <text:p>40</text:p>
          </table:table-cell>
          <table:table-cell table:formula="of:=[Data_base.F32]" office:value-type="float" office:value="12">
            <text:p>12</text:p>
          </table:table-cell>
          <table:table-cell/>
          <table:table-cell table:formula="of:=[.A6]" office:value-type="float" office:value="40">
            <text:p>40</text:p>
          </table:table-cell>
          <table:table-cell table:formula="of:=[Data_base.F50]" office:value-type="float" office:value="0.00012">
            <text:p>0.00012</text:p>
          </table:table-cell>
          <table:table-cell/>
          <table:table-cell table:formula="of:=[.A6]" office:value-type="float" office:value="40">
            <text:p>40</text:p>
          </table:table-cell>
          <table:table-cell table:formula="of:=[Data_base.F68]" office:value-type="float" office:value="9">
            <text:p>9</text:p>
          </table:table-cell>
          <table:table-cell/>
          <table:table-cell office:value-type="string">
            <text:p>m=Slope</text:p>
          </table:table-cell>
          <table:table-cell table:number-columns-repeated="1011"/>
        </table:table-row>
        <table:table-row table:style-name="ro1">
          <table:table-cell table:formula="of:=[Data_base.E15]" office:value-type="float" office:value="50">
            <text:p>50</text:p>
          </table:table-cell>
          <table:table-cell table:formula="of:=[Data_base.F15]" office:value-type="float" office:value="0.029">
            <text:p>0.029</text:p>
          </table:table-cell>
          <table:table-cell/>
          <table:table-cell table:formula="of:=[.A7]" office:value-type="float" office:value="50">
            <text:p>50</text:p>
          </table:table-cell>
          <table:table-cell table:formula="of:=[Data_base.F33]" office:value-type="float" office:value="12">
            <text:p>12</text:p>
          </table:table-cell>
          <table:table-cell/>
          <table:table-cell table:formula="of:=[.A7]" office:value-type="float" office:value="50">
            <text:p>50</text:p>
          </table:table-cell>
          <table:table-cell table:formula="of:=[Data_base.F51]" office:value-type="float" office:value="0.00014">
            <text:p>0.00014</text:p>
          </table:table-cell>
          <table:table-cell/>
          <table:table-cell table:formula="of:=[.A7]" office:value-type="float" office:value="50">
            <text:p>50</text:p>
          </table:table-cell>
          <table:table-cell table:formula="of:=[Data_base.F69]" office:value-type="float" office:value="9">
            <text:p>9</text:p>
          </table:table-cell>
          <table:table-cell/>
          <table:table-cell office:value-type="string">
            <text:p>E=equations</text:p>
          </table:table-cell>
          <table:table-cell/>
          <table:table-cell table:formula="of:=[.G1]" office:value-type="string" office:string-value="Efficient vector Time">
            <text:p>Efficient vector Time</text:p>
          </table:table-cell>
          <table:table-cell/>
          <table:table-cell office:value-type="string">
            <text:p>M=</text:p>
          </table:table-cell>
          <table:table-cell table:style-name="ce11" table:formula="of:=[Data_base.H5]" office:value-type="float" office:value="-0.0807022996558455">
            <text:p>-0.0807023</text:p>
          </table:table-cell>
          <table:table-cell table:number-columns-repeated="1006"/>
        </table:table-row>
        <table:table-row table:style-name="ro2">
          <table:table-cell table:formula="of:=[Data_base.E16]" office:value-type="float" office:value="60">
            <text:p>60</text:p>
          </table:table-cell>
          <table:table-cell table:formula="of:=[Data_base.F16]" office:value-type="float" office:value="0.037">
            <text:p>0.037</text:p>
          </table:table-cell>
          <table:table-cell/>
          <table:table-cell table:formula="of:=[.A8]" office:value-type="float" office:value="60">
            <text:p>60</text:p>
          </table:table-cell>
          <table:table-cell table:formula="of:=[Data_base.F34]" office:value-type="float" office:value="12">
            <text:p>12</text:p>
          </table:table-cell>
          <table:table-cell/>
          <table:table-cell table:formula="of:=[.A8]" office:value-type="float" office:value="60">
            <text:p>60</text:p>
          </table:table-cell>
          <table:table-cell table:formula="of:=[Data_base.F52]" office:value-type="float" office:value="0.0002">
            <text:p>0.0002</text:p>
          </table:table-cell>
          <table:table-cell/>
          <table:table-cell table:formula="of:=[.A8]" office:value-type="float" office:value="60">
            <text:p>60</text:p>
          </table:table-cell>
          <table:table-cell table:formula="of:=[Data_base.F70]" office:value-type="float" office:value="9">
            <text:p>9</text:p>
          </table:table-cell>
          <table:table-cell table:number-columns-repeated="3"/>
          <table:table-cell office:value-type="string">
            <text:p>E=mX+c</text:p>
          </table:table-cell>
          <table:table-cell/>
          <table:table-cell office:value-type="string">
            <text:p>C=</text:p>
          </table:table-cell>
          <table:table-cell table:style-name="ce11" table:formula="of:=[Data_base.H6]" office:value-type="float" office:value="0.125771513279761">
            <text:p>0.1257715</text:p>
          </table:table-cell>
          <table:table-cell table:number-columns-repeated="1006"/>
        </table:table-row>
        <table:table-row table:style-name="ro1">
          <table:table-cell table:formula="of:=[Data_base.E17]" office:value-type="float" office:value="70">
            <text:p>70</text:p>
          </table:table-cell>
          <table:table-cell table:formula="of:=[Data_base.F17]" office:value-type="float" office:value="0.047">
            <text:p>0.047</text:p>
          </table:table-cell>
          <table:table-cell/>
          <table:table-cell table:formula="of:=[.A9]" office:value-type="float" office:value="70">
            <text:p>70</text:p>
          </table:table-cell>
          <table:table-cell table:formula="of:=[Data_base.F35]" office:value-type="float" office:value="12">
            <text:p>12</text:p>
          </table:table-cell>
          <table:table-cell/>
          <table:table-cell table:formula="of:=[.A9]" office:value-type="float" office:value="70">
            <text:p>70</text:p>
          </table:table-cell>
          <table:table-cell table:formula="of:=[Data_base.F53]" office:value-type="float" office:value="0.0003">
            <text:p>0.0003</text:p>
          </table:table-cell>
          <table:table-cell/>
          <table:table-cell table:formula="of:=[.A9]" office:value-type="float" office:value="70">
            <text:p>70</text:p>
          </table:table-cell>
          <table:table-cell table:formula="of:=[Data_base.F71]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14"/>
          <table:table-cell table:formula="of:=[.J1]" office:value-type="string" office:string-value="Efficient vector equations">
            <text:p>Efficient vector equations</text:p>
          </table:table-cell>
          <table:table-cell/>
          <table:table-cell office:value-type="string">
            <text:p>M=</text:p>
          </table:table-cell>
          <table:table-cell table:formula="of:=[Data_base.H23]" office:value-type="float" office:value="0.294356450611694">
            <text:p>0.2943564506</text:p>
          </table:table-cell>
          <table:table-cell table:number-columns-repeated="1006"/>
        </table:table-row>
        <table:table-row table:style-name="ro2">
          <table:table-cell table:style-name="ce6" table:formula="of:=[Data_base.A73]" office:value-type="string" office:string-value="Link list Time" table:number-columns-spanned="2" table:number-rows-spanned="1">
            <text:p>Link list Time</text:p>
          </table:table-cell>
          <table:covered-table-cell/>
          <table:table-cell/>
          <table:table-cell table:style-name="ce6" table:formula="of:=[Data_base.A91]" office:value-type="string" office:string-value="link list Equations" table:number-columns-spanned="2" table:number-rows-spanned="1">
            <text:p>link list Equations</text:p>
          </table:table-cell>
          <table:covered-table-cell/>
          <table:table-cell table:number-columns-repeated="9"/>
          <table:table-cell office:value-type="string">
            <text:p>T=mX+c</text:p>
          </table:table-cell>
          <table:table-cell/>
          <table:table-cell office:value-type="string">
            <text:p>C=</text:p>
          </table:table-cell>
          <table:table-cell table:formula="of:=[Data_base.H24]" office:value-type="float" office:value="0.00873035264489249">
            <text:p>0.0087303526</text:p>
          </table:table-cell>
          <table:table-cell table:number-columns-repeated="1006"/>
        </table:table-row>
        <table:table-row table:style-name="ro1">
          <table:table-cell office:value-type="string">
            <text:p>Size</text:p>
          </table:table-cell>
          <table:table-cell office:value-type="string">
            <text:p>Time</text:p>
          </table:table-cell>
          <table:table-cell/>
          <table:table-cell office:value-type="string">
            <text:p>Size</text:p>
          </table:table-cell>
          <table:table-cell table:formula="of:=[Data_base.F98]" office:value-type="string" office:string-value="Equations">
            <text:p>Equations</text:p>
          </table:table-cell>
          <table:table-cell table:number-columns-repeated="1019"/>
        </table:table-row>
        <table:table-row table:style-name="ro1">
          <table:table-cell table:formula="of:=[Data_base.E83]" office:value-type="float" office:value="10">
            <text:p>10</text:p>
          </table:table-cell>
          <table:table-cell table:formula="of:=[Data_base.F83]" office:value-type="float" office:value="0.00025">
            <text:p>0.00025</text:p>
          </table:table-cell>
          <table:table-cell/>
          <table:table-cell table:formula="of:=[.A13]" office:value-type="float" office:value="10">
            <text:p>10</text:p>
          </table:table-cell>
          <table:table-cell table:formula="of:=[Data_base.F101]" office:value-type="float" office:value="40013">
            <text:p>40013</text:p>
          </table:table-cell>
          <table:table-cell table:number-columns-repeated="9"/>
          <table:table-cell table:formula="of:=[.A11]" office:value-type="string" office:string-value="Link list Time">
            <text:p>Link list Time</text:p>
          </table:table-cell>
          <table:table-cell/>
          <table:table-cell office:value-type="string">
            <text:p>M=</text:p>
          </table:table-cell>
          <table:table-cell table:formula="of:=[Data_base.H77]" office:value-type="float" office:value="-0.0206617927573102">
            <text:p>-0.0206617928</text:p>
          </table:table-cell>
          <table:table-cell table:number-columns-repeated="1006"/>
        </table:table-row>
        <table:table-row table:style-name="ro2">
          <table:table-cell table:formula="of:=[Data_base.E84]" office:value-type="float" office:value="20">
            <text:p>20</text:p>
          </table:table-cell>
          <table:table-cell table:formula="of:=[Data_base.F84]" office:value-type="float" office:value="0.0008">
            <text:p>0.0008</text:p>
          </table:table-cell>
          <table:table-cell/>
          <table:table-cell table:formula="of:=[.A14]" office:value-type="float" office:value="20">
            <text:p>20</text:p>
          </table:table-cell>
          <table:table-cell table:formula="of:=[Data_base.F102]" office:value-type="float" office:value="40013">
            <text:p>40013</text:p>
          </table:table-cell>
          <table:table-cell table:number-columns-repeated="9"/>
          <table:table-cell office:value-type="string">
            <text:p>T=mX+c</text:p>
          </table:table-cell>
          <table:table-cell/>
          <table:table-cell office:value-type="string">
            <text:p>C=</text:p>
          </table:table-cell>
          <table:table-cell table:formula="of:=[Data_base.H78]" office:value-type="float" office:value="0.0320069169726346">
            <text:p>0.032006917</text:p>
          </table:table-cell>
          <table:table-cell table:number-columns-repeated="1006"/>
        </table:table-row>
        <table:table-row table:style-name="ro1">
          <table:table-cell table:formula="of:=[Data_base.E85]" office:value-type="float" office:value="30">
            <text:p>30</text:p>
          </table:table-cell>
          <table:table-cell table:formula="of:=[Data_base.F85]" office:value-type="float" office:value="0.001">
            <text:p>0.001</text:p>
          </table:table-cell>
          <table:table-cell/>
          <table:table-cell table:formula="of:=[.A15]" office:value-type="float" office:value="30">
            <text:p>30</text:p>
          </table:table-cell>
          <table:table-cell table:formula="of:=[Data_base.F103]" office:value-type="float" office:value="40013">
            <text:p>40013</text:p>
          </table:table-cell>
          <table:table-cell table:number-columns-repeated="1019"/>
        </table:table-row>
        <table:table-row table:style-name="ro1">
          <table:table-cell table:formula="of:=[Data_base.E86]" office:value-type="float" office:value="40">
            <text:p>40</text:p>
          </table:table-cell>
          <table:table-cell table:formula="of:=[Data_base.F86]" office:value-type="float" office:value="0.0013">
            <text:p>0.0013</text:p>
          </table:table-cell>
          <table:table-cell/>
          <table:table-cell table:formula="of:=[.A16]" office:value-type="float" office:value="40">
            <text:p>40</text:p>
          </table:table-cell>
          <table:table-cell table:formula="of:=[Data_base.F104]" office:value-type="float" office:value="40013">
            <text:p>40013</text:p>
          </table:table-cell>
          <table:table-cell table:number-columns-repeated="9"/>
          <table:table-cell table:formula="of:=[.D11]" office:value-type="string" office:string-value="link list Equations">
            <text:p>link list Equations</text:p>
          </table:table-cell>
          <table:table-cell/>
          <table:table-cell office:value-type="string">
            <text:p>M=</text:p>
          </table:table-cell>
          <table:table-cell table:formula="of:=[Data_base.H95]" office:value-type="float" office:value="793.885931917676">
            <text:p>793.8859319177</text:p>
          </table:table-cell>
          <table:table-cell table:number-columns-repeated="1006"/>
        </table:table-row>
        <table:table-row table:style-name="ro2">
          <table:table-cell table:formula="of:=[Data_base.E87]" office:value-type="float" office:value="50">
            <text:p>50</text:p>
          </table:table-cell>
          <table:table-cell table:formula="of:=[Data_base.F87]" office:value-type="float" office:value="0.00135">
            <text:p>0.00135</text:p>
          </table:table-cell>
          <table:table-cell/>
          <table:table-cell table:formula="of:=[.A17]" office:value-type="float" office:value="50">
            <text:p>50</text:p>
          </table:table-cell>
          <table:table-cell table:formula="of:=[Data_base.F105]" office:value-type="float" office:value="40013">
            <text:p>40013</text:p>
          </table:table-cell>
          <table:table-cell table:number-columns-repeated="9"/>
          <table:table-cell office:value-type="string">
            <text:p>E=mX+c</text:p>
          </table:table-cell>
          <table:table-cell/>
          <table:table-cell office:value-type="string">
            <text:p>C=</text:p>
          </table:table-cell>
          <table:table-cell table:formula="of:=[Data_base.H96]" office:value-type="float" office:value="319.353254491992">
            <text:p>319.353254492</text:p>
          </table:table-cell>
          <table:table-cell table:number-columns-repeated="1006"/>
        </table:table-row>
        <table:table-row table:style-name="ro1">
          <table:table-cell table:formula="of:=[Data_base.E88]" office:value-type="float" office:value="60">
            <text:p>60</text:p>
          </table:table-cell>
          <table:table-cell table:formula="of:=[Data_base.F88]" office:value-type="float" office:value="0.0016">
            <text:p>0.0016</text:p>
          </table:table-cell>
          <table:table-cell/>
          <table:table-cell table:formula="of:=[.A18]" office:value-type="float" office:value="60">
            <text:p>60</text:p>
          </table:table-cell>
          <table:table-cell table:formula="of:=[Data_base.F106]" office:value-type="float" office:value="40013">
            <text:p>40013</text:p>
          </table:table-cell>
          <table:table-cell table:number-columns-repeated="1019"/>
        </table:table-row>
        <table:table-row table:style-name="ro1">
          <table:table-cell table:formula="of:=[Data_base.E89]" office:value-type="float" office:value="70">
            <text:p>70</text:p>
          </table:table-cell>
          <table:table-cell table:formula="of:=[Data_base.F89]" office:value-type="float" office:value="0.00165">
            <text:p>0.00165</text:p>
          </table:table-cell>
          <table:table-cell/>
          <table:table-cell table:formula="of:=[.A19]" office:value-type="float" office:value="70">
            <text:p>70</text:p>
          </table:table-cell>
          <table:table-cell table:formula="of:=[Data_base.F107]" office:value-type="float" office:value="40013">
            <text:p>40013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1">
        <table:table-column table:style-name="co12" table:number-columns-repeated="1024" table:default-cell-style-name="ce5"/>
        <table:table-row table:style-name="ro1">
          <table:table-cell>
            <draw:frame table:end-cell-address="Graphs.E19" table:end-x="0.3602in" table:end-y="0.0374in" draw:z-index="0" draw:name="Chart 1" draw:style-name="gr1" svg:width="3.3488in" svg:height="3.5366in" svg:x="0in" svg:y="0in">
              <draw:object draw:notify-on-update-of-ranges="Tables.A3:Tables.A9 Tables.B2:Tables.B2 Tables.B3:Tables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Graphs.J18" table:end-x="0.3866in" table:end-y="0.1953in" draw:z-index="1" draw:name="Chart 2" draw:style-name="gr1" svg:width="3.3335in" svg:height="3.4689in" svg:x="0.0417in" svg:y="0.0311in">
              <draw:object draw:notify-on-update-of-ranges="Tables.D3:Tables.D9 Tables.E2:Tables.E2 Tables.E3:Tables.E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Graphs.P18" table:end-x="0.4512in" table:end-y="0.1642in" draw:z-index="2" draw:name="Chart 3" draw:style-name="gr1" svg:width="4.1563in" svg:height="3.4689in" svg:x="0.0311in" svg:y="0in">
              <draw:object draw:notify-on-update-of-ranges="Tables.G3:Tables.G9 Tables.H2:Tables.H2 Tables.H3:Tables.H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Graphs.V18" table:end-x="0.4618in" table:end-y="0.1642in" draw:z-index="3" draw:name="Chart 4" draw:style-name="gr1" svg:width="4.1665in" svg:height="3.4272in" svg:x="0.0311in" svg:y="0.0417in">
              <draw:object draw:notify-on-update-of-ranges="Tables.J3:Tables.J9 Tables.K2:Tables.K2 Tables.K3:Tables.K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>
            <draw:frame table:end-cell-address="Graphs.E39" table:end-x="0.3201in" table:end-y="0.1913in" draw:z-index="4" draw:style-name="gr2" draw:text-style-name="P1" svg:width="3.3087in" svg:height="3.5394in" svg:x="0in" svg:y="0.1512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5"/>
          <table:table-cell>
            <draw:frame table:end-cell-address="Graphs.J40" table:end-x="0.3524in" table:end-y="0.011in" draw:z-index="5" draw:style-name="gr2" draw:text-style-name="P1" svg:width="3.298in" svg:height="3.4992in" svg:x="0.0429in" svg:y="0.0114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Tables.A2:Tables.B9" table:display-filter-buttons="true"/>
        <table:database-range table:name="Table13" table:target-range-address="Tables.D2:Tables.E9" table:display-filter-buttons="true"/>
        <table:database-range table:name="Table135" table:target-range-address="Tables.J2:Tables.K9" table:display-filter-buttons="true"/>
        <table:database-range table:name="Table14" table:target-range-address="Tables.G2:Tables.H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number-style style:name="N116">
      <number:number number:decimal-places="10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4/29/2019</text:date>, <text:time>23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4-28T19:00:10.84</meta:creation-date>
    <meta:editing-cycles>12</meta:editing-cycles>
    <meta:editing-duration>PT1H15M53S</meta:editing-duration>
    <dc:date>2019-04-29T23:13:43.48</dc:date>
    <dc:creator>David Guijosa</dc:creator>
    <meta:document-statistic meta:table-count="3" meta:cell-count="587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07cm" svg:height="8.984cm" xlink:href=".." xlink:type="simple" chart:class="chart:line" chart:style-name="ch1">
        <chart:title svg:x="3.253cm" svg:y="-0.018cm" chart:style-name="ch2">
          <text:p>Simple vector
Time</text:p>
        </chart:title>
        <chart:plot-area chart:style-name="ch3" table:cell-range-address="Tables.A2:Tables.B9" chart:data-source-has-labels="both" svg:x="0.318cm" svg:y="1.184cm" svg:width="7.545cm" svg:height="7.693cm">
          <chartooo:coordinate-region svg:x="1.133cm" svg:y="1.371cm" svg:width="6.569cm" svg:height="6.886cm"/>
          <chart:axis chart:dimension="x" chart:name="primary-x" chart:style-name="ch4" chartooo:axis-type="text">
            <chart:categories table:cell-range-address="Tables.A3:Table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B3:Tables.B9" chart:label-cell-address="Tables.B2:Tables.B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B2:Tables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les.A3:Tables.A9</svg:desc>
                </draw:g>
              </table:table-cell>
              <table:table-cell office:value-type="float" office:value="0.005">
                <text:p>0.005</text:p>
                <draw:g>
                  <svg:desc>Tables.B3:Tables.B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47">
                <text:p>0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68cm" svg:height="8.812cm" xlink:href=".." xlink:type="simple" chart:class="chart:line" chart:style-name="ch1">
        <chart:title svg:x="2.69cm" svg:y="0.311cm" chart:style-name="ch2">
          <text:p>Simple Vector 
equations</text:p>
        </chart:title>
        <chart:plot-area chart:style-name="ch3" table:cell-range-address="Tables.D2:Tables.E9" chart:data-source-has-labels="both" svg:x="1.031cm" svg:y="1.522cm" svg:width="7.357cm" svg:height="7.188cm">
          <chartooo:coordinate-region svg:x="1.45cm" svg:y="1.709cm" svg:width="6.777cm" svg:height="6.381cm"/>
          <chart:axis chart:dimension="x" chart:name="primary-x" chart:style-name="ch4" chartooo:axis-type="text">
            <chart:categories table:cell-range-address="Tables.D3:Tables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E3:Tables.E9" chart:label-cell-address="Tables.E2:Tables.E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ations</text:p>
                <draw:g>
                  <svg:desc>Tables.E2:Tables.E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les.D3:Tables.D9</svg:desc>
                </draw:g>
              </table:table-cell>
              <table:table-cell office:value-type="float" office:value="12">
                <text:p>12</text:p>
                <draw:g>
                  <svg:desc>Tables.E3:Tables.E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58cm" svg:height="8.812cm" xlink:href=".." xlink:type="simple" chart:class="chart:line" chart:style-name="ch1">
        <chart:title svg:x="4.37cm" svg:y="0.311cm" chart:style-name="ch2">
          <text:p>Efficient
 Time</text:p>
        </chart:title>
        <chart:plot-area chart:style-name="ch3" table:cell-range-address="Tables.G2:Tables.H9" chart:data-source-has-labels="both" svg:x="0.661cm" svg:y="2.354cm" svg:width="9.475cm" svg:height="5.862cm">
          <chartooo:coordinate-region svg:x="1.794cm" svg:y="2.54cm" svg:width="8.181cm" svg:height="5.056cm"/>
          <chart:axis chart:dimension="x" chart:name="primary-x" chart:style-name="ch4" chartooo:axis-type="text">
            <chart:categories table:cell-range-address="Tables.G3:Tables.G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H3:Tables.H9" chart:label-cell-address="Tables.H2:Tables.H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H2:Tables.H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les.G3:Tables.G9</svg:desc>
                </draw:g>
              </table:table-cell>
              <table:table-cell office:value-type="float" office:value="0.00004">
                <text:p>0.00004</text:p>
                <draw:g>
                  <svg:desc>Tables.H3:Tables.H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3">
                <text:p>0.0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84cm" svg:height="8.706cm" xlink:href=".." xlink:type="simple" chart:class="chart:line" chart:style-name="ch1">
        <chart:title svg:x="4.383cm" svg:y="0.309cm" chart:style-name="ch2">
          <text:p>Efficient
Time</text:p>
        </chart:title>
        <chart:plot-area chart:style-name="ch3" table:cell-range-address="Tables.J2:Tables.K9" chart:data-source-has-labels="both" svg:x="0.661cm" svg:y="2.346cm" svg:width="9.501cm" svg:height="5.766cm">
          <chartooo:coordinate-region svg:x="1.08cm" svg:y="2.532cm" svg:width="8.921cm" svg:height="4.96cm"/>
          <chart:axis chart:dimension="x" chart:name="primary-x" chart:style-name="ch4" chartooo:axis-type="text">
            <chart:categories table:cell-range-address="Tables.J3:Tables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K3:Tables.K9" chart:label-cell-address="Tables.K2:Tables.K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ations</text:p>
                <draw:g>
                  <svg:desc>Tables.K2:Tables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les.J3:Tables.J9</svg:desc>
                </draw:g>
              </table:table-cell>
              <table:table-cell office:value-type="float" office:value="9">
                <text:p>9</text:p>
                <draw:g>
                  <svg:desc>Tables.K3:Tables.K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05cm" svg:height="8.991cm" xlink:href="." xlink:type="simple" chart:class="chart:line" chart:style-name="ch1">
        <chart:title svg:x="2.796cm" svg:y="0.315cm" chart:style-name="ch2">
          <text:p>Link List Time</text:p>
        </chart:title>
        <chart:plot-area chart:style-name="ch3" chart:data-source-has-labels="both" svg:x="0.618cm" svg:y="1.631cm" svg:width="7.451cm" svg:height="6.761cm">
          <chartooo:coordinate-region svg:x="1.239cm" svg:y="1.843cm" svg:width="6.736cm" svg:height="5.876cm"/>
          <chart:axis chart:dimension="x" chart:name="primary-x" chart:style-name="ch4" chartooo:axis-type="text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78cm" svg:height="8.889cm" xlink:href="." xlink:type="simple" chart:class="chart:line" chart:style-name="ch1">
        <chart:title svg:x="2.373cm" svg:y="0.313cm" chart:style-name="ch2">
          <text:p>Link list Equations</text:p>
        </chart:title>
        <chart:plot-area chart:style-name="ch3" chart:data-source-has-labels="both" svg:x="0.617cm" svg:y="1.623cm" svg:width="7.427cm" svg:height="6.669cm">
          <chartooo:coordinate-region svg:x="1.794cm" svg:y="1.835cm" svg:width="6.063cm" svg:height="5.78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ations</text:p>
              </table:table-cell>
            </table:table-row>
          </table:table-header-rows>
          <table:table-rows>
            <table:table-row>
              <table:table-cell office:value-type="string">
                <text:p>20</text:p>
              </table:table-cell>
              <table:table-cell office:value-type="float" office:value="40013">
                <text:p>40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13">
                <text:p>40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13">
                <text:p>40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13">
                <text:p>40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13">
                <text:p>40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13">
                <text:p>40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13">
                <text:p>400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